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7cm" fo:min-width="1.6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0.646cm" fo:min-width="1.741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7.501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textarea-horizontal-align="justify" draw:textarea-vertical-align="middle" draw:auto-grow-height="false" fo:min-height="1.148cm" fo:min-width="5.218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3.179cm"/>
    </style:style>
    <style:style style:name="gr11" style:family="graphic" style:parent-style-name="standard">
      <style:graphic-properties draw:textarea-horizontal-align="justify" draw:textarea-vertical-align="middle" draw:auto-grow-height="false" fo:min-height="0.377cm" fo:min-width="2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8.366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636cm" svg:y1="2.016cm" svg:x2="9.636cm" svg:y2="3.159cm">
          <text:p/>
        </draw:line>
        <draw:custom-shape draw:style-name="gr3" draw:text-style-name="P1" draw:layer="layout" svg:width="5.588cm" svg:height="1.016cm" svg:x="6.715cm" svg:y="3.159cm">
          <text:p text:style-name="P1">GET: 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509cm" svg:y1="4.175cm" svg:x2="9.509cm" svg:y2="5.699cm">
          <text:p/>
        </draw:line>
        <draw:custom-shape draw:style-name="gr4" draw:text-style-name="P1" draw:layer="layout" svg:width="3.175cm" svg:height="1.27cm" svg:x="7.731cm" svg:y="5.445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382cm" svg:y1="6.715cm" svg:x2="9.382cm" svg:y2="7.985cm">
          <text:p/>
        </draw:line>
        <draw:custom-shape draw:style-name="gr5" draw:text-style-name="P1" draw:layer="layout" svg:width="1.524cm" svg:height="1.524cm" svg:x="8.62cm" svg:y="7.985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.382cm" svg:y1="9.636cm" svg:x2="9.382cm" svg:y2="11.287cm">
          <text:p/>
        </draw:line>
        <draw:custom-shape draw:style-name="gr6" draw:text-style-name="P1" draw:layer="layout" svg:width="8.001cm" svg:height="1.143cm" svg:x="5.953cm" svg:y="11.287cm">
          <text:p text:style-name="P1">Character ← character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954cm" svg:y1="11.922cm" svg:x2="16.24cm" svg:y2="11.922cm">
          <text:p/>
        </draw:line>
        <draw:line draw:style-name="gr2" draw:text-style-name="P1" draw:layer="layout" svg:x1="16.24cm" svg:y1="11.922cm" svg:x2="16.24cm" svg:y2="5.826cm">
          <text:p/>
        </draw:line>
        <draw:line draw:style-name="gr2" draw:text-style-name="P1" draw:layer="layout" svg:x1="16.113cm" svg:y1="6.08cm" svg:x2="10.779cm" svg:y2="6.08cm">
          <text:p/>
        </draw:line>
        <draw:frame draw:style-name="gr7" draw:layer="layout" svg:width="1.905cm" svg:height="0.954cm" svg:x="9.636cm" svg:y="9.89cm">
          <draw:text-box>
            <text:p>No</text:p>
          </draw:text-box>
        </draw:frame>
        <draw:line draw:style-name="gr2" draw:text-style-name="P1" draw:layer="layout" svg:x1="8.62cm" svg:y1="8.747cm" svg:x2="5.064cm" svg:y2="8.747cm">
          <text:p/>
        </draw:line>
        <draw:line draw:style-name="gr2" draw:text-style-name="P1" draw:layer="layout" svg:x1="5.318cm" svg:y1="8.747cm" svg:x2="5.318cm" svg:y2="14.716cm">
          <text:p/>
        </draw:line>
        <draw:line draw:style-name="gr2" draw:text-style-name="P1" draw:layer="layout" svg:x1="5.318cm" svg:y1="14.589cm" svg:x2="9.636cm" svg:y2="14.589cm">
          <text:p/>
        </draw:line>
        <draw:line draw:style-name="gr2" draw:text-style-name="P1" draw:layer="layout" svg:x1="9.509cm" svg:y1="14.589cm" svg:x2="9.509cm" svg:y2="15.605cm">
          <text:p/>
        </draw:line>
        <draw:custom-shape draw:style-name="gr8" draw:text-style-name="P1" draw:layer="layout" svg:width="9.398cm" svg:height="1.397cm" svg:x="5.318cm" svg:y="15.605cm">
          <text:p text:style-name="P1">PUT: one character per lin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9" draw:layer="layout" svg:width="2.032cm" svg:height="0.954cm" svg:x="6.08cm" svg:y="7.985cm">
          <draw:text-box>
            <text:p>Yes</text:p>
          </draw:text-box>
        </draw:frame>
        <draw:frame draw:style-name="gr10" draw:layer="layout" svg:width="4.445cm" svg:height="3.429cm" svg:x="1cm" svg:y="18.399cm">
          <draw:text-box>
            <text:p>Key</text:p>
            <text:p>1 – number of characters = to message</text:p>
          </draw:text-box>
        </draw:frame>
        <draw:line draw:style-name="gr2" draw:text-style-name="P1" draw:layer="layout" svg:x1="10.017cm" svg:y1="17.129cm" svg:x2="10.017cm" svg:y2="18.907cm">
          <text:p/>
        </draw:line>
        <draw:custom-shape draw:style-name="gr11" draw:text-style-name="P1" draw:layer="layout" svg:width="3.683cm" svg:height="0.889cm" svg:x="7.985cm" svg:y="18.7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1:46:34.683340000</meta:creation-date>
    <dc:date>2014-10-27T11:52:23.461542000</dc:date>
    <meta:editing-duration>PT5M51S</meta:editing-duration>
    <meta:editing-cycles>1</meta:editing-cycles>
    <meta:document-statistic meta:object-count="22"/>
    <meta:generator>LibreOffice/4.3.1.2$MacOSX_X86_64 LibreOffice_project/958349dc3b25111dbca392fbc281a05559ef6848</meta:generator>
  </office:meta>
</office:document-meta>
</file>